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20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484037" style:text-blinking="false" fo:background-color="transparent" style:font-size-asian="10pt" style:font-size-complex="10pt"/>
    </style:style>
    <style:style style:name="P27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9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1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47bf9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42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3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4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5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432555"/>
    </style:style>
    <style:style style:name="P4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a62e" officeooo:paragraph-rsid="00453488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a62e" officeooo:paragraph-rsid="0045a62e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3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5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6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7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8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fdde4" officeooo:paragraph-rsid="00484037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453488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53488" style:text-blinking="false" fo:background-color="transparent" style:font-size-asian="10pt" style:font-size-complex="10pt" loext:char-shading-value="0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5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7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18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style:font-size-asian="10pt" style:font-size-complex="10pt"/>
    </style:style>
    <style:style style:name="T19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fa2d0" fo:background-color="transparent" loext:char-shading-value="0"/>
    </style:style>
    <style:style style:name="T24" style:family="text">
      <style:text-properties officeooo:rsid="003b3b36" fo:background-color="transparent" loext:char-shading-value="0"/>
    </style:style>
    <style:style style:name="T25" style:family="text">
      <style:text-properties officeooo:rsid="003cb4df" fo:background-color="transparent" loext:char-shading-value="0"/>
    </style:style>
    <style:style style:name="T26" style:family="text">
      <style:text-properties fo:font-style="italic" fo:background-color="transparent" loext:char-shading-value="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b0f9f" style:font-style-asian="italic" style:font-style-complex="italic"/>
    </style:style>
    <style:style style:name="T29" style:family="text">
      <style:text-properties style:font-name="Lucida Grande" officeooo:rsid="001c223e" style:font-name-asian="Lucida Grande" style:font-name-complex="Lucida Grande"/>
    </style:style>
    <style:style style:name="T30" style:family="text">
      <style:text-properties officeooo:rsid="001c223e" style:font-name-asian="Arial Unicode MS" style:font-name-complex="Arial Unicode MS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1e1346" style:font-size-asian="10pt" style:font-size-complex="10pt"/>
    </style:style>
    <style:style style:name="T33" style:family="text">
      <style:text-properties fo:font-size="10pt" officeooo:rsid="001fbcdb" style:font-size-asian="10pt" style:font-size-complex="10pt"/>
    </style:style>
    <style:style style:name="T34" style:family="text">
      <style:text-properties fo:font-size="10pt" officeooo:rsid="002059a3" style:font-size-asian="10pt" style:font-size-complex="10pt"/>
    </style:style>
    <style:style style:name="T35" style:family="text">
      <style:text-properties fo:font-size="10pt" officeooo:rsid="00283ef2" style:font-size-asian="10pt" style:font-size-complex="10pt"/>
    </style:style>
    <style:style style:name="T36" style:family="text">
      <style:text-properties fo:font-size="10pt" officeooo:rsid="003795d7" style:font-size-asian="10pt" style:font-size-complex="10pt"/>
    </style:style>
    <style:style style:name="T37" style:family="text">
      <style:text-properties fo:font-size="9pt" fo:font-weight="normal" style:font-size-asian="9pt" style:font-size-complex="9pt"/>
    </style:style>
    <style:style style:name="T38" style:family="text">
      <style:text-properties fo:font-size="9pt" fo:font-weight="normal" officeooo:rsid="001d52ef" style:font-size-asian="9pt" style:font-size-complex="9pt"/>
    </style:style>
    <style:style style:name="T39" style:family="text">
      <style:text-properties officeooo:rsid="001dbe86"/>
    </style:style>
    <style:style style:name="T40" style:family="text">
      <style:text-properties officeooo:rsid="00292259"/>
    </style:style>
    <style:style style:name="T41" style:family="text">
      <style:text-properties officeooo:rsid="002b0f9f"/>
    </style:style>
    <style:style style:name="T42" style:family="text">
      <style:text-properties officeooo:rsid="0033156a"/>
    </style:style>
    <style:style style:name="T43" style:family="text">
      <style:text-properties officeooo:rsid="0033ffd1"/>
    </style:style>
    <style:style style:name="T44" style:family="text">
      <style:text-properties officeooo:rsid="00353ead"/>
    </style:style>
    <style:style style:name="T45" style:family="text">
      <style:text-properties officeooo:rsid="00357544"/>
    </style:style>
    <style:style style:name="T46" style:family="text">
      <style:text-properties officeooo:rsid="00374ddd"/>
    </style:style>
    <style:style style:name="T47" style:family="text">
      <style:text-properties officeooo:rsid="00394acc"/>
    </style:style>
    <style:style style:name="T48" style:family="text">
      <style:text-properties officeooo:rsid="003cb4df"/>
    </style:style>
    <style:style style:name="T49" style:family="text">
      <style:text-properties officeooo:rsid="003e3ff6"/>
    </style:style>
    <style:style style:name="T50" style:family="text">
      <style:text-properties officeooo:rsid="0040ec56"/>
    </style:style>
    <style:style style:name="T51" style:family="text">
      <style:text-properties officeooo:rsid="0041a59c"/>
    </style:style>
    <style:style style:name="T52" style:family="text">
      <style:text-properties officeooo:rsid="00453488"/>
    </style:style>
    <style:style style:name="T53" style:family="text">
      <style:text-properties officeooo:rsid="00476633"/>
    </style:style>
    <style:style style:name="T54" style:family="text">
      <style:text-properties officeooo:rsid="0048403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docs-internal-guid-f181235a-b7fe-9cc7-b391-1497db5449f7"/>Greg Sandell</text:p>
      <text:p text:style-name="P5">Los Angeles, CA</text:p>
      <text:p text:style-name="P17">(<text:span text:style-name="T40">213</text:span>) <text:span text:style-name="T40">479-0790</text:span> <text:s/><text:span text:style-name="T29">•</text:span><text:span text:style-name="T30"> </text:span><text:s/><text:a xlink:type="simple" xlink:href="mailto:GREG.SANDELL@GMAIL.COM" text:style-name="Internet_20_link">GREG.SANDELL@GMAIL.COM</text:a> <text:s/><text:span text:style-name="T29">•</text:span><text:span text:style-name="T30"> </text:span><text:s/><text:span text:style-name="T37">Portfolio/</text:span><text:span text:style-name="T38">c</text:span><text:span text:style-name="T37">ode: </text:span><text:a xlink:type="simple" xlink:href="http://gregsandell.com/" text:style-name="Internet_20_link"><text:span text:style-name="T37">gregsandell.com</text:span></text:a></text:p>
      <text:h text:style-name="P6" text:outline-level="1">Skills</text:h>
      <text:p text:style-name="P19"><text:span text:style-name="T31">I </text:span><text:span text:style-name="T32">have</text:span><text:span text:style-name="T31"> </text:span><text:span text:style-name="T36">over ten</text:span><text:span text:style-name="T31"> years experience </text:span><text:span text:style-name="T33">in</text:span><text:span text:style-name="T31"> </text:span><text:span text:style-name="T33">Front End Development of</text:span><text:span text:style-name="T31"> web-based application</text:span><text:span text:style-name="T33">s, playing a delivery role in medium to large </text:span><text:span text:style-name="T34">enterprise </text:span><text:span text:style-name="T33">projects </text:span><text:span text:style-name="T35">in Java/Linux/Open Source environments</text:span><text:span text:style-name="T31">. <text:s/></text:span><text:span text:style-name="T32">I focus on the Front End programming logic for transactional web pages, and can deploy designs in HTML5 </text:span><text:span text:style-name="T33">and </text:span><text:span text:style-name="T32">CSS3 as well. <text:s/>I have 13 years experience with Agile methodology, tooling, TDD and </text:span><text:span text:style-name="T36">automated </text:span><text:span text:style-name="T32">test coverage.</text:span></text:p>
      <text:p text:style-name="P59">Technology stack (ordered roughly by recency and strength): <text:s/>React 15, Redux, AngularJS 1.4, Node.js, Javascript, <text:span text:style-name="T54">Sencha </text:span>ExtJS 4.0.7, Git, Jasmine/Mocha/Sinon/Chai, Selenium/Nightwatch, LaunchDarkly, Advanced Rest Client, WebStorm, Rally, Jenkins, LES, API Blueprint, Nexus, Bootstrap Jasmine 2.3, Fisheye/Crucible, Eclipse 4.4/Luna, jMeter 2.13, Oracle, jQuery, jQuery Mobile, Maven 4, HTML5, CSS3, Tomcat 6, GlassFish 3.1.2, JEE 6, JSP, Artifactory, mysql, SQL Server.</text:p>
      <text:h text:style-name="P6" text:outline-level="1">Experience</text:h>
      <text:h text:style-name="P16" text:outline-level="2"><text:span text:style-name="T52">AUG 2017</text:span> – <text:span text:style-name="T52">PRESENT</text:span></text:h>
      <text:h text:style-name="P4" text:outline-level="3"><text:span text:style-name="T11">UC Irvine / Trilogy Ed</text:span><text:span text:style-name="T12"> –</text:span><text:span text:style-name="T1"> </text:span><text:span text:style-name="T6">Course Instructor</text:span></text:h>
      <text:list xml:id="list8970549403752535146" text:style-name="L1">
        <text:list-item>
          <text:p text:style-name="P46"><text:span text:style-name="T48">I</text:span>nstructor for “Fullstack Developer” 24-week coding bootcamp through UC Irvine Extension</text:p>
        </text:list-item>
        <text:list-item>
          <text:p text:style-name="P47">Subjects taught: <text:s/>HTML, CSS, Git, Bootstrap, Javascript, jQuery, Ajax, Firebase, Node.js, mysql, Express, Handlebars, Sequelize, MongoDB, React, React Native</text:p>
        </text:list-item>
        <text:list-item>
          <text:p text:style-name="P48">Responsible for: <text:s/>instruction <text:span text:style-name="T53">3 days/week</text:span>, office hours <text:span text:style-name="T53">&amp; Slack support</text:span>, grading homework and projects</text:p>
        </text:list-item>
      </text:list>
      <text:h text:style-name="P16" text:outline-level="2"><text:span text:style-name="T41">APR 2016</text:span> – <text:span text:style-name="T50">JUNE 2017</text:span></text:h>
      <text:h text:style-name="P3" text:outline-level="3"><text:span text:style-name="T10">Ten-X</text:span><text:span text:style-name="T9">, </text:span><text:span text:style-name="T10">Irvine, </text:span><text:span text:style-name="T9">CA</text:span><text:span text:style-name="T12"> </text:span><text:span text:style-name="T1">- </text:span><text:span text:style-name="T5">Sr. Software Engineer</text:span></text:h>
      <text:list xml:id="list173441710423535" text:continue-numbering="true" text:style-name="L1">
        <text:list-item>
          <text:p text:style-name="P49">Developer for hosted web application <text:span text:style-name="T28">auction.com</text:span><text:span text:style-name="T41">,</text:span> <text:span text:style-name="T48">a Real Estate auction transaction platform</text:span></text:p>
        </text:list-item>
        <text:list-item>
          <text:p text:style-name="P55">Responsible for Front End coding of site components: <text:s/>Search &amp; Discovery, Event Details, Calendar, User prefs and personalization, and Home page</text:p>
        </text:list-item>
        <text:list-item>
          <text:p text:style-name="P23">Wrote <text:span text:style-name="T39">presentation layer and </text:span>application logic in <text:span text:style-name="T45">AngularJS 1.4, React/Redux, ES6, Javascript &amp; Python</text:span></text:p>
        </text:list-item>
        <text:list-item>
          <text:p text:style-name="P32"><text:span text:style-name="T51">Build and dependency tools</text:span>: <text:s/><text:span text:style-name="T51">N</text:span>ode.<text:span text:style-name="T51">js</text:span>, Webpack, npm, nvm</text:p>
        </text:list-item>
        <text:list-item>
          <text:p text:style-name="P33">Wrote demo with demographic maps for commercial Real Estate using Esri's ArcGIS javascript API</text:p>
        </text:list-item>
        <text:list-item>
          <text:p text:style-name="P34">Virtualization of Windows &amp; Linux on OSX with Vagrant, VirtualBox, <text:span text:style-name="T42">and </text:span>Docker </text:p>
        </text:list-item>
        <text:list-item>
          <text:p text:style-name="P35">Wrote <text:span text:style-name="T43">QA Automation </text:span>tests <text:span text:style-name="T41">using Selenium and Nightwatch (demo: </text:span><text:a xlink:type="simple" xlink:href="http://bit.ly/2wUjFcS"><text:span text:style-name="T41">http://bit.ly/2wUjFcS</text:span></text:a><text:span text:style-name="T41">)</text:span></text:p>
        </text:list-item>
        <text:list-item>
          <text:p text:style-name="P32">Added Omniture tracking to <text:span text:style-name="T43">and LaunchDarkly feature flags to </text:span>applications</text:p>
        </text:list-item>
        <text:list-item>
          <text:p text:style-name="P36">Collaborated with Back End team on design and troubleshooting of REST <text:span text:style-name="T46">and </text:span>JSON-based services</text:p>
        </text:list-item>
        <text:list-item>
          <text:p text:style-name="P38">Tooling &amp; Collaboration: <text:s/>eslint, Git, SourceTree, Jenkins, WebStorm, <text:span text:style-name="T41">Slack, Jira, Confluence</text:span></text:p>
        </text:list-item>
        <text:list-item>
          <text:p text:style-name="P40">Frequent travel to <text:span text:style-name="T43">San Mateo</text:span>, CA office</text:p>
        </text:list-item>
      </text:list>
      <text:h text:style-name="P15" text:outline-level="2"><text:span text:style-name="T39">OCT</text:span> 201<text:span text:style-name="T39">5</text:span> - <text:span text:style-name="T39">MAR</text:span> 201<text:span text:style-name="T39">6</text:span></text:h>
      <text:h text:style-name="P2" text:outline-level="3"><text:span text:style-name="T8">John Deere</text:span><text:span text:style-name="T7">, </text:span><text:span text:style-name="T9">Los Angeles, CA</text:span><text:span text:style-name="T12"> </text:span><text:span text:style-name="T1">- </text:span><text:span text:style-name="T3">Front End Developer </text:span><text:span text:style-name="T4">Consultant</text:span></text:h>
      <text:list xml:id="list173442319036373" text:continue-numbering="true" text:style-name="L1">
        <text:list-item>
          <text:p text:style-name="P50">Developer for hosted web application '<text:span text:style-name="T39">Sales Center</text:span>', a <text:span text:style-name="T39">'build-a-Deere' tool for sales reps.</text:span></text:p>
        </text:list-item>
        <text:list-item>
          <text:p text:style-name="P24">Wrote <text:span text:style-name="T39">presentation layer and </text:span>application logic in <text:span text:style-name="T39">AngularJS/Javascript</text:span></text:p>
        </text:list-item>
        <text:list-item>
          <text:p text:style-name="P37">Wrote tests for AngularJS controllers, views, directives and services in Mocha, Sinon <text:span text:style-name="T44">and </text:span>Chai</text:p>
        </text:list-item>
        <text:list-item>
          <text:p text:style-name="P37">Collaborated with Back End team on design and troubleshooting of REST/JSON-based services</text:p>
        </text:list-item>
        <text:list-item>
          <text:p text:style-name="P39"><text:soft-page-break/>API Blueprint to mock REST services for local development</text:p>
        </text:list-item>
        <text:list-item>
          <text:p text:style-name="P39">AngularJS libs: <text:s/>angular-ui-router, angular-translate, angular-bootstrap, ng-infinite-scroll</text:p>
        </text:list-item>
        <text:list-item>
          <text:p text:style-name="P39">Tooling &amp; Collaboration: <text:s/>eslint, Git, SourceTree, Jenkins, WebStorm, Hangouts, Lync, Flowdock</text:p>
        </text:list-item>
        <text:list-item>
          <text:p text:style-name="P41">100% remote work (HQ in Moline, IL), some travel</text:p>
        </text:list-item>
      </text:list>
      <text:h text:style-name="P14" text:outline-level="2">NOV 2014 - AUG 2015</text:h>
      <text:h text:style-name="P1" text:outline-level="3"><text:span text:style-name="T7">CyberCoders, Irvine, CA</text:span><text:span text:style-name="T12"> </text:span><text:span text:style-name="T1">- </text:span><text:span text:style-name="T2">Front End Java Developer</text:span></text:h>
      <text:list xml:id="list173441622662207" text:continue-numbering="true" text:style-name="L1">
        <text:list-item>
          <text:p text:style-name="P51">Developer for hosted web application 'Compass', a CRM platform for Recruiters.</text:p>
        </text:list-item>
        <text:list-item>
          <text:p text:style-name="P26">Wrote application logic in Javascript, <text:span text:style-name="T54">Sencha ExtJS 4.0.7</text:span>, Ajax/JSON programming.</text:p>
        </text:list-item>
        <text:list-item>
          <text:p text:style-name="P25">Created forms, panels, grids and other UI widgets from ExtJS components</text:p>
        </text:list-item>
        <text:list-item>
          <text:p text:style-name="P25">Stress-tested app with jMeter, 5-250 concurrent users.</text:p>
        </text:list-item>
        <text:list-item>
          <text:p text:style-name="P25">Wrote Jasmine unit tests for project’s custom ExtJS components</text:p>
        </text:list-item>
      </text:list>
      <text:h text:style-name="P13" text:outline-level="2">NOV 2013 - JUNE 2014</text:h>
      <text:h text:style-name="P1" text:outline-level="3"><text:span text:style-name="T7">Sears Holding Corporation, Chicago, IL</text:span><text:span text:style-name="T12"> </text:span><text:span text:style-name="T1">- </text:span><text:span text:style-name="T2">Developer</text:span></text:h>
      <text:list xml:id="list6406858584142617451" text:style-name="L2">
        <text:list-item>
          <text:p text:style-name="P52">Member of Core Mobile team supporting <text:span text:style-name="T47">mobile version of </text:span>sears.com E-Commerce site </text:p>
        </text:list-item>
        <text:list-item>
          <text:p text:style-name="P27">Wrote AngularJS controllers, views, and services for new website features. </text:p>
        </text:list-item>
        <text:list-item>
          <text:p text:style-name="P27">Deployed UIs in HTML5/CSS3 from Photoshop PSDs</text:p>
        </text:list-item>
        <text:list-item>
          <text:p text:style-name="P27">Designed REST web services in coordination with backend team and DBAs.</text:p>
        </text:list-item>
        <text:list-item>
          <text:p text:style-name="P27">Integrated features of the <text:span text:style-name="T27">Shop Your Way</text:span> loyalty card into the mobile experience.</text:p>
        </text:list-item>
        <text:list-item>
          <text:p text:style-name="P27">Implemented <text:span text:style-name="T27">Shop Your Way Max</text:span> (Sears version of Amazon Prime).</text:p>
        </text:list-item>
      </text:list>
      <text:h text:style-name="P13" text:outline-level="2">AUG 2012 - AUG 2013</text:h>
      <text:h text:style-name="P1" text:outline-level="3"><text:span text:style-name="T7">Pathfinder Software, Chicago, IL</text:span><text:span text:style-name="T12"> </text:span><text:span text:style-name="T1">- </text:span><text:span text:style-name="T2">Senior Software Engineer</text:span></text:h>
      <text:list xml:id="list1313567778239599571" text:style-name="L3">
        <text:list-item>
          <text:p text:style-name="P53">Wrote mobile apps (iPhone, iPad) for medical clients, using hybrid web/iOS, jQuery Mobile, JSON, AngularJS, Trigger.io, TestFlight, and Rails/Heroku</text:p>
        </text:list-item>
        <text:list-item>
          <text:p text:style-name="P28">Deployed UIs in HTML5/CSS3 from Photoshop PSDs</text:p>
        </text:list-item>
        <text:list-item>
          <text:p text:style-name="P28">Clients included Kimberly-Clark, Haemonetics, Amer. Assn. of Critical Care Nurses</text:p>
        </text:list-item>
      </text:list>
      <text:list xml:id="list9014496569355015437" text:style-name="L4">
        <text:list-item>
          <text:p text:style-name="P44"><text:span text:style-name="T22">Lead developer on </text:span><text:span text:style-name="T24">iPhone app</text:span><text:span text:style-name="T22"> </text:span><text:span text:style-name="T26">AACN Bedside</text:span><text:span text:style-name="T22"> which </text:span><text:span text:style-name="T24">replaced</text:span><text:span text:style-name="T22"> legacy laminated-card media, including in-app purchasing through Apple AppStore</text:span></text:p>
        </text:list-item>
        <text:list-item>
          <text:p text:style-name="P45"><text:span text:style-name="T15">Delivered </text:span><text:span text:style-name="T16">MetroPulse Chicago, </text:span><text:span text:style-name="T15">a Rich Media website frontend for census and demographic data (demo: </text:span><text:a xlink:type="simple" xlink:href="http://bit.ly/2wU5Yun"><text:span text:style-name="T17">http://bit.ly/2wU5Yun</text:span></text:a><text:span text:style-name="T15">)</text:span></text:p>
        </text:list-item>
        <text:list-item>
          <text:p text:style-name="P44"><text:span text:style-name="T22">Delivered </text:span><text:span text:style-name="T26">ContinuCare</text:span><text:span text:style-name="T22">, an iPad ‘concierge’ app to connect heart patients, their nurses and caregivers, written in AngularJS with backend in Rails/Heroku</text:span></text:p>
        </text:list-item>
        <text:list-item>
          <text:p text:style-name="P44"><text:span text:style-name="T22">Delivered </text:span><text:span text:style-name="T26">Automated Whole Blood Collector</text:span><text:span text:style-name="T22">, a blood drive simulation sales tool </text:span><text:span text:style-name="T23">for the iPad</text:span><text:span text:style-name="T22">, in AngularJS</text:span></text:p>
        </text:list-item>
      </text:list>
      <text:h text:style-name="P13" text:outline-level="2">APR 2010 - AUG 2012</text:h>
      <text:h text:style-name="P1" text:outline-level="3"><text:span text:style-name="T7">Truven Health Analytics, Chicago, IL</text:span><text:span text:style-name="T12"> </text:span><text:span text:style-name="T1">- </text:span><text:span text:style-name="T2">Senior Software Engineer</text:span></text:h>
      <text:list xml:id="list6370609060497328957" text:style-name="L5">
        <text:list-item>
          <text:p text:style-name="P57"><text:span text:style-name="T22">Developed hosted web applications </text:span><text:span text:style-name="T26">CareDiscovery</text:span><text:span text:style-name="T22"> and </text:span><text:span text:style-name="T26">IntegrationDiscovery</text:span><text:span text:style-name="T22">, Business Intelligence and data mining tools for the Healthcare Industry.</text:span></text:p>
        </text:list-item>
        <text:list-item>
          <text:p text:style-name="P29">Created servlet- and portal-based enterprise web applications for IBM Websphere Portal 5, Tomcat 6 &amp; Glassfish in mixed JEE 6 and J2EE 1.4 environment.</text:p>
        </text:list-item>
        <text:list-item>
          <text:p text:style-name="P29">Implemented screens in HTML/CSS from designer specs</text:p>
        </text:list-item>
        <text:list-item>
          <text:p text:style-name="P29">Wrote User Interfaces and Ajax in Javascript &amp; jQuery, promoting reusable patterns, functional programming, and closures. </text:p>
        </text:list-item>
        <text:list-item>
          <text:p text:style-name="P29">Authored PL/SQL queries in Toad to work against a 4 TB Oracle OLAP (Data Warehouse) database, for deployment in Web Services.</text:p>
        </text:list-item>
        <text:list-item>
          <text:p text:style-name="P29">Helped transition team from waterfall to agile approach by introducing Maven2, Artifactory Repository <text:soft-page-break/>Server, Jenkins/Continuous Integration, Mercurial source control and TDD practices.</text:p>
        </text:list-item>
      </text:list>
      <text:h text:style-name="P13" text:outline-level="2">OCT 2008 - MAR 2010</text:h>
      <text:h text:style-name="P1" text:outline-level="3"><text:span text:style-name="T7">iCrossing, Chicago, IL</text:span><text:span text:style-name="T12"> </text:span><text:span text:style-name="T1">- </text:span><text:span text:style-name="T2">Senior Software Engineer</text:span></text:h>
      <text:list xml:id="list867077222574184780" text:style-name="L6">
        <text:list-item>
          <text:p text:style-name="P58"><text:span text:style-name="T25">Developer for</text:span><text:span text:style-name="T22"> hosted web application </text:span><text:span text:style-name="T26">Merchantize</text:span><text:span text:style-name="T22">, </text:span><text:span text:style-name="T25">an Ad Technology</text:span><text:span text:style-name="T22"> tool for managing clients' Paid Search campaigns with major search and shopping engines (Google, Yahoo, MSN, NexTag, PriceGrabber)</text:span></text:p>
        </text:list-item>
        <text:list-item>
          <text:p text:style-name="P56"><text:span text:style-name="T22">Responsible for Front End </text:span>Deve<text:span text:style-name="T49">l</text:span>opment of Java and JSP components</text:p>
        </text:list-item>
        <text:list-item>
          <text:p text:style-name="P30">Developed a 3-tier daily product feed lifecycle with Perl, Bash, Java, XML and Unix cron. </text:p>
        </text:list-item>
        <text:list-item>
          <text:p text:style-name="P30">Developed custom reports in Apache POI for clients for clients Sears, The Gap, Hilton, Lands End, LEGO, and Williams Sonoma.</text:p>
        </text:list-item>
        <text:list-item>
          <text:p text:style-name="P42">Performed regular support of application database including resolving data integrity issues, synchronizing with remote search engine data, bulk keyword deletes and cost-per-click changes.</text:p>
        </text:list-item>
      </text:list>
      <text:h text:style-name="P13" text:outline-level="2">FEB 2008 - OCT 2008</text:h>
      <text:h text:style-name="P1" text:outline-level="3"><text:span text:style-name="T7">Chicago Tribune, Chicago, IL</text:span><text:span text:style-name="T12"> </text:span><text:span text:style-name="T1">- </text:span><text:span text:style-name="T2">Senior Internet Applications Developer</text:span></text:h>
      <text:list xml:id="list733908293351763808" text:style-name="L7">
        <text:list-item>
          <text:p text:style-name="P54">Developed web software and content management behind all of Tribune Corp's newspaper, radio and television websites, including Chicago Tribune, LA Times, Red Eye. </text:p>
        </text:list-item>
        <text:list-item>
          <text:p text:style-name="P31">Developed code in Java 1.5 on J2EE platform including Oracle Application Server 10g, Oracle DB 10g, FAST search server, Sun Webserver (iPlanet) and TopLink 9.0 for web services. </text:p>
        </text:list-item>
        <text:list-item>
          <text:p text:style-name="P43">Created scheduled jobs for sweeping expired database content.</text:p>
        </text:list-item>
        <text:list-item>
          <text:p text:style-name="P31">Created JMeter test plans and reporting tools to simulate heavy load on high-profile chicagotribune.com website. </text:p>
        </text:list-item>
      </text:list>
      <text:h text:style-name="P6" text:outline-level="1">Education</text:h>
      <text:h text:style-name="P1" text:outline-level="3"><text:span text:style-name="T7">Northwestern University, Evanston, IL</text:span><text:span text:style-name="T12"> </text:span><text:span text:style-name="T1">- </text:span><text:span text:style-name="T2">PhD Music Theory</text:span></text:h>
      <text:p text:style-name="P11"><text:span text:style-name="T14">Cross-disciplinary curriculum including music theory, auditory perception, computer science and music synthesizer research. Dissertation: </text:span><text:a xlink:type="simple" xlink:href="http://bit.ly/2wUbFZq"><text:span text:style-name="T18">http://bit.ly/2wUbFZq</text:span></text:a></text:p>
      <text:h text:style-name="P12" text:outline-level="3"><text:span text:style-name="T7">Eastman School of Music, Rochester, NY</text:span><text:span text:style-name="T12"> </text:span><text:span text:style-name="T1">- </text:span><text:span text:style-name="T2">MA Music Theory</text:span></text:h>
      <text:p text:style-name="P9"><text:span text:style-name="T13">Analysis techniques on classical and 20th Century music. Formal computer programming studies. Thesis on Edgard Var</text:span><text:span text:style-name="T21">èse.</text:span></text:p>
      <text:h text:style-name="P12" text:outline-level="3"><text:span text:style-name="T7">California State University, Los Angeles, CA</text:span><text:span text:style-name="T12"> </text:span><text:span text:style-name="T1">- </text:span><text:span text:style-name="T2">BM Piano Performance</text:span></text:h>
      <text:p text:style-name="P10">Performed Junior and Senior recitals, <text:span text:style-name="T39">placed</text:span> in competitions, and performed Beethoven concerto with orchestra.</text:p>
      <text:h text:style-name="P7" text:outline-level="1"><text:span text:style-name="T19">Certifications</text:span><text:span text:style-name="T20"> </text:span></text:h>
      <text:p text:style-name="P20">March 2005: Sun Certified Web Component Developer for J2EE 1.4 (SCWCD)</text:p>
      <text:p text:style-name="P18">Apr 2004: Sun Certified Programmer for the Java 2 Platform 1.4 (SCJP)</text:p>
      <text:h text:style-name="P6" text:outline-level="1">References</text:h>
      <text:p text:style-name="P21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10-20T17:34:40.980108000</dc:date>
    <meta:editing-duration>PT17H55M14S</meta:editing-duration>
    <meta:editing-cycles>39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93" meta:word-count="1159" meta:character-count="7904" meta:non-whitespace-character-count="6864"/>
  </office:meta>
</office:document-meta>
</file>